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 exercício do "Problema dos Filósofos" é um clássico problema de sincronização em programação concorrente, onde você deve gerenciar o acesso de vários filósofos aos garfos ao redor de uma mesa para evitar condições de corrida e deadlocks.</text:p>
      <text:h text:style-name="Heading_20_3" text:outline-level="3">Objetivo do Exercício</text:h>
      <text:p text:style-name="Text_20_body">Você deve implementar uma solução que permita a cinco filósofos alternarem entre comer e pensar sem entrar em um estado de deadlock (onde todos estão esperando) ou starvation (onde algum filósofo nunca come).</text:p>
      <text:h text:style-name="Heading_20_3" text:outline-level="3">Uso de <text:span text:style-name="Source_20_Text">gettimeofday</text:span></text:h>
      <text:p text:style-name="Text_20_body">A função <text:span text:style-name="Source_20_Text">gettimeofday</text:span> em C é usada para obter o tempo atual em segundos e microsegundos. No contexto do exercício, você pode usar essa função para medir o tempo que os filósofos passam comendo ou pensando, ou para implementar uma condição de timeout onde, se um filósofo não consegue pegar os dois garfos dentro de um determinado período, ele desiste temporariamente.</text:p>
      <text:h text:style-name="Heading_20_3" text:outline-level="3">Passos para Implementar o Exercício</text:h>
      <text:h text:style-name="Heading_20_4" text:outline-level="4">1. <text:span text:style-name="Strong_20_Emphasis">Inicialização</text:span></text:h>
      <text:list xml:id="list3277383585" text:style-name="L1">
        <text:list-item>
          <text:p text:style-name="P4"><text:span text:style-name="Strong_20_Emphasis">Crie threads</text:span>: Cada filósofo será uma thread separada.</text:p>
        </text:list-item>
        <text:list-item>
          <text:p text:style-name="P4"><text:span text:style-name="Strong_20_Emphasis">Crie mutexes</text:span>: Cada garfo ao redor da mesa será protegido por um mutex.</text:p>
        </text:list-item>
        <text:list-item>
          <text:p text:style-name="P3"><text:span text:style-name="Strong_20_Emphasis">Variáveis de controle</text:span>: Você pode precisar de variáveis para monitorar o estado de cada filósofo (pensando, comendo, esperando).</text:p>
        </text:list-item>
      </text:list>
      <text:h text:style-name="Heading_20_4" text:outline-level="4">2. <text:span text:style-name="Strong_20_Emphasis">Função do Filósofo</text:span></text:h>
      <text:list xml:id="list3348041369" text:style-name="L2">
        <text:list-item>
          <text:p text:style-name="P6">Cada thread (filósofo) deve entrar em um loop onde alterna entre os estados de "pensando" e "comendo".</text:p>
        </text:list-item>
        <text:list-item>
          <text:p text:style-name="P6"><text:span text:style-name="Strong_20_Emphasis">Pensando</text:span>: O filósofo simula pensar (por exemplo, chamando uma função de sleep para esperar por um tempo aleatório).</text:p>
        </text:list-item>
        <text:list-item>
          <text:p text:style-name="P6"><text:span text:style-name="Strong_20_Emphasis">Pegando Garfos</text:span>:</text:p>
          <text:list>
            <text:list-item>
              <text:p text:style-name="P6"><text:span text:style-name="Strong_20_Emphasis">Tentar pegar garfos</text:span>: Utilize mutexes para simular pegar os garfos (um mutex por garfo).</text:p>
            </text:list-item>
            <text:list-item>
              <text:p text:style-name="P6"><text:span text:style-name="Strong_20_Emphasis">Verificação de timeout</text:span>: Antes de tentar pegar os garfos, use <text:span text:style-name="Source_20_Text">gettimeofday</text:span> para obter o tempo atual. Se o filósofo não conseguir pegar os garfos dentro de um período específico (por exemplo, 1 segundo), ele deve desistir e tentar novamente depois de pensar por um tempo.</text:p>
            </text:list-item>
          </text:list>
        </text:list-item>
        <text:list-item>
          <text:p text:style-name="P5"><text:span text:style-name="Strong_20_Emphasis">Comendo</text:span>: Uma vez que o filósofo tenha pegado os dois garfos, ele entra na fase de "comendo" e pode soltar os mutexes depois de algum tempo.</text:p>
        </text:list-item>
      </text:list>
      <text:h text:style-name="Heading_20_4" text:outline-level="4">3. <text:span text:style-name="Strong_20_Emphasis">Sincronização e Evitar Deadlocks</text:span></text:h>
      <text:list xml:id="list1964180728" text:style-name="L3">
        <text:list-item>
          <text:p text:style-name="P8">Para evitar deadlocks, uma estratégia comum é impor uma ordem para pegar os garfos (por exemplo, sempre pegar o garfo à esquerda antes do garfo à direita, exceto para um dos filósofos, que pega na ordem inversa).</text:p>
        </text:list-item>
        <text:list-item>
          <text:p text:style-name="P7">Outra abordagem é implementar um timeout como mencionado antes, onde o filósofo desiste se não conseguir pegar os garfos em um tempo específico, liberando os recursos para os outros filósofos.</text:p>
        </text:list-item>
      </text:list>
      <text:h text:style-name="Heading_20_4" text:outline-level="4"><text:soft-page-break/>4. <text:span text:style-name="Strong_20_Emphasis">Uso do </text:span><text:span text:style-name="Strong_20_Emphasis"><text:span text:style-name="Source_20_Text">gettimeofday</text:span></text:span><text:span text:style-name="Strong_20_Emphasis"> em Pseudocódigo</text:span></text:h>
      <text:p text:style-name="Preformatted_20_Text">pseudo</text:p>
      <text:p text:style-name="Preformatted_20_Text">Copiar código</text:p>
      <text:p text:style-name="P1"><text:span text:style-name="Source_20_Text">enquanto verdade:</text:span></text:p>
      <text:p text:style-name="P1"><text:span text:style-name="Source_20_Text"><text:s text:c="4"/>pensar()</text:span></text:p>
      <text:p text:style-name="P1"><text:span text:style-name="Source_20_Text"><text:s text:c="4"/>iniciar_tempo = gettimeofday()</text:span></text:p>
      <text:p text:style-name="P1"><text:span text:style-name="Source_20_Text"><text:s text:c="4"/></text:span></text:p>
      <text:p text:style-name="P1"><text:span text:style-name="Source_20_Text"><text:s text:c="4"/>enquanto não pegou os dois garfos:</text:span></text:p>
      <text:p text:style-name="P1"><text:span text:style-name="Source_20_Text"><text:s text:c="8"/>tentar_pegar_garfo_esquerdo()</text:span></text:p>
      <text:p text:style-name="P1"><text:span text:style-name="Source_20_Text"><text:s text:c="8"/>tentar_pegar_garfo_direito()</text:span></text:p>
      <text:p text:style-name="P1"/>
      <text:p text:style-name="P1"><text:span text:style-name="Source_20_Text"><text:s text:c="8"/>tempo_atual = gettimeofday()</text:span></text:p>
      <text:p text:style-name="P1"><text:span text:style-name="Source_20_Text"><text:s text:c="8"/>se (tempo_atual - iniciar_tempo) &gt; limite_de_tempo:</text:span></text:p>
      <text:p text:style-name="P1"><text:span text:style-name="Source_20_Text"><text:s text:c="12"/>desistir_de_pegar_garfos()</text:span></text:p>
      <text:p text:style-name="P1"><text:span text:style-name="Source_20_Text"><text:s text:c="12"/>esperar_algum_tempo()</text:span></text:p>
      <text:p text:style-name="P1"><text:span text:style-name="Source_20_Text"><text:s text:c="12"/>continuar o loop externo para tentar novamente</text:span></text:p>
      <text:p text:style-name="P1"/>
      <text:p text:style-name="P1"><text:span text:style-name="Source_20_Text"><text:s text:c="4"/>comer()</text:span></text:p>
      <text:p text:style-name="P2"><text:span text:style-name="Source_20_Text"><text:s text:c="4"/>soltar_garfos()</text:span></text:p>
      <text:h text:style-name="Heading_20_4" text:outline-level="4">5. <text:span text:style-name="Strong_20_Emphasis">Finalização</text:span></text:h>
      <text:list xml:id="list2368167686" text:style-name="L4">
        <text:list-item>
          <text:p text:style-name="P10"><text:span text:style-name="Strong_20_Emphasis">Join das threads</text:span>: Quando todas as threads terminarem (se for o caso), você deve garantir que todas sejam corretamente finalizadas.</text:p>
        </text:list-item>
        <text:list-item>
          <text:p text:style-name="P9"><text:span text:style-name="Strong_20_Emphasis">Liberar recursos</text:span>: Certifique-se de liberar todos os mutexes e outros recursos alocados.</text:p>
        </text:list-item>
      </text:list>
      <text:h text:style-name="Heading_20_3" text:outline-level="3">Considerações Finais</text:h>
      <text:p text:style-name="Text_20_body">Este exercício testa sua habilidade de trabalhar com threads e mutexes, além de implementar estratégias para evitar problemas comuns em sistemas concorrentes, como deadlocks e starvation. O <text:span text:style-name="Source_20_Text">gettimeofday</text:span> ajuda a implementar uma solução mais robusta, garantindo que os filósofos não fiquem bloqueados indefinidamente tentando pegar os garfos.</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21:15:31.263024613</meta:creation-date>
    <meta:print-date>2024-08-16T21:16:16.091904602</meta:print-date>
    <dc:date>2024-08-16T21:48:17.704971253</dc:date>
    <meta:editing-duration>PT22M36S</meta:editing-duration>
    <meta:editing-cycles>1</meta:editing-cycles>
    <meta:document-statistic meta:table-count="0" meta:image-count="0" meta:object-count="0" meta:page-count="2" meta:paragraph-count="42" meta:word-count="521" meta:character-count="3435" meta:non-whitespace-character-count="2876"/>
    <meta:generator>LibreOffice/7.3.7.2$Linux_X86_64 LibreOffice_project/30$Build-2</meta:generator>
  </office:meta>
</office:document-meta>
</file>